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24.519cm"/>
    </style:style>
    <style:style style:name="gr2" style:family="graphic" style:parent-style-name="standard">
      <style:graphic-properties draw:fill-color="#ff3333" draw:textarea-horizontal-align="justify" draw:textarea-vertical-align="middle" draw:auto-grow-height="false" fo:min-height="0.893cm" fo:min-width="5.469cm"/>
    </style:style>
    <style:style style:name="gr3" style:family="graphic" style:parent-style-name="standard">
      <style:graphic-properties draw:fill-color="#0000ff" draw:textarea-horizontal-align="justify" draw:textarea-vertical-align="middle" draw:auto-grow-height="false" fo:min-height="0.893cm" fo:min-width="5.469cm"/>
    </style:style>
    <style:style style:name="gr4" style:family="graphic" style:parent-style-name="standard">
      <style:graphic-properties draw:fill-color="#00cc33" draw:textarea-horizontal-align="justify" draw:textarea-vertical-align="middle" draw:auto-grow-height="false" fo:min-height="0.893cm" fo:min-width="12.32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-color="#00cc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2.413cm" svg:x="1.508cm" svg:y="1.381cm">
          <text:p text:style-name="P1">Trac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1.143cm" svg:x="1.508cm" svg:y="4.302cm">
          <text:p text:style-name="P1">Spa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969cm" svg:height="1.143cm" svg:x="7.604cm" svg:y="5.953cm">
          <text:p text:style-name="P1">Spa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827cm" svg:height="1.143cm" svg:x="13.7cm" svg:y="7.35cm">
          <text:p text:style-name="P1">Spa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8:31:23.186424529</meta:creation-date>
    <dc:date>2016-10-31T18:35:12.851748328</dc:date>
    <meta:editing-duration>PT3M52S</meta:editing-duration>
    <meta:editing-cycles>1</meta:editing-cycles>
    <meta:document-statistic meta:object-count="4"/>
    <meta:generator>LibreOffice/5.2.2.2.0$Linux_X86_64 LibreOffice_project/20m0$Build-2</meta:generator>
  </office:meta>
</office:document-meta>
</file>